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 style:list-style-name="L6">
      <style:paragraph-properties fo:margin-top="0in" fo:margin-bottom="0in" fo:padding="0.0193in" fo:border="0.0008in solid #d9d9e3"/>
    </style:style>
    <style:style style:name="P9" style:family="paragraph" style:parent-style-name="Text_20_body">
      <style:paragraph-properties fo:padding="0.0193in" fo:border="0.0008in solid #d9d9e3"/>
    </style:style>
    <style:style style:name="P10" style:family="paragraph" style:parent-style-name="Text_20_body" style:list-style-name="L1">
      <style:paragraph-properties fo:padding="0.0193in" fo:border="0.0008in solid #d9d9e3"/>
    </style:style>
    <style:style style:name="P11" style:family="paragraph" style:parent-style-name="Text_20_body" style:list-style-name="L2">
      <style:paragraph-properties fo:padding="0.0193in" fo:border="0.0008in solid #d9d9e3"/>
    </style:style>
    <style:style style:name="P12" style:family="paragraph" style:parent-style-name="Text_20_body" style:list-style-name="L3">
      <style:paragraph-properties fo:padding="0.0193in" fo:border="0.0008in solid #d9d9e3"/>
    </style:style>
    <style:style style:name="P13" style:family="paragraph" style:parent-style-name="Text_20_body" style:list-style-name="L4">
      <style:paragraph-properties fo:padding="0.0193in" fo:border="0.0008in solid #d9d9e3"/>
    </style:style>
    <style:style style:name="P14" style:family="paragraph" style:parent-style-name="Text_20_body" style:list-style-name="L5">
      <style:paragraph-properties fo:padding="0.0193in" fo:border="0.0008in solid #d9d9e3"/>
    </style:style>
    <style:style style:name="P15" style:family="paragraph" style:parent-style-name="Text_20_body" style:list-style-name="L6">
      <style:paragraph-properties fo:padding="0.0193in" fo:border="0.0008in solid #d9d9e3"/>
    </style:style>
    <style:style style:name="P16" style:family="paragraph" style:parent-style-name="Heading_20_3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 - основные темы, разделы и их описание</text:p>
      <text:p text:style-name="P1">ChatGPT</text:p>
      <text:p text:style-name="P2">ChatGPT</text:p>
      <text:p text:style-name="P9">SQL, как язык для управления данными в реляционных базах данных, включает в себя несколько основных тем и разделов. Вот основные разделы SQL и их краткое описание:</text:p>
      <text:h text:style-name="P16" text:outline-level="3">1. <text:span text:style-name="Strong_20_Emphasis">DDL (Data Definition Language)</text:span></text:h>
      <text:list xml:id="list1243587210505168273" text:style-name="L1">
        <text:list-item>
          <text:p text:style-name="P3"><text:span text:style-name="Strong_20_Emphasis">Описание:</text:span> Определяет структуру базы данных и объектов внутри неё.</text:p>
        </text:list-item>
        <text:list-item>
          <text:p text:style-name="P3"><text:span text:style-name="Strong_20_Emphasis">Основные команды:</text:span> <text:span text:style-name="Source_20_Text">CREATE DATABASE</text:span>, <text:span text:style-name="Source_20_Text">CREATE TABLE</text:span>, <text:span text:style-name="Source_20_Text">ALTER TABLE</text:span>, <text:span text:style-name="Source_20_Text">DROP TABLE</text:span>.</text:p>
        </text:list-item>
        <text:list-item>
          <text:p text:style-name="P10"><text:span text:style-name="Strong_20_Emphasis">Функциональность:</text:span> Создание, изменение и удаление баз данных, таблиц, индексов и других объектов.</text:p>
        </text:list-item>
      </text:list>
      <text:h text:style-name="P16" text:outline-level="3">2. <text:span text:style-name="Strong_20_Emphasis">DML (Data Manipulation Language)</text:span></text:h>
      <text:list xml:id="list5840885022393924009" text:style-name="L2">
        <text:list-item>
          <text:p text:style-name="P4"><text:span text:style-name="Strong_20_Emphasis">Описание:</text:span> Управление данными внутри таблиц.</text:p>
        </text:list-item>
        <text:list-item>
          <text:p text:style-name="P4"><text:span text:style-name="Strong_20_Emphasis">Основные команды:</text:span> <text:span text:style-name="Source_20_Text">SELECT</text:span>, <text:span text:style-name="Source_20_Text">INSERT</text:span>, <text:span text:style-name="Source_20_Text">UPDATE</text:span>, <text:span text:style-name="Source_20_Text">DELETE</text:span>.</text:p>
        </text:list-item>
        <text:list-item>
          <text:p text:style-name="P11"><text:span text:style-name="Strong_20_Emphasis">Функциональность:</text:span> Получение данных из таблиц, добавление, обновление и удаление данных.</text:p>
        </text:list-item>
      </text:list>
      <text:h text:style-name="P16" text:outline-level="3">3. <text:span text:style-name="Strong_20_Emphasis">DQL (Data Query Language)</text:span></text:h>
      <text:list xml:id="list7926761238759668155" text:style-name="L3">
        <text:list-item>
          <text:p text:style-name="P5"><text:span text:style-name="Strong_20_Emphasis">Описание:</text:span> Специальная подгруппа DML, фокусирующаяся на запросах данных.</text:p>
        </text:list-item>
        <text:list-item>
          <text:p text:style-name="P5"><text:span text:style-name="Strong_20_Emphasis">Основные команды:</text:span> <text:span text:style-name="Source_20_Text">SELECT</text:span>.</text:p>
        </text:list-item>
        <text:list-item>
          <text:p text:style-name="P12"><text:span text:style-name="Strong_20_Emphasis">Функциональность:</text:span> Выборка данных из таблицы в соответствии с заданными условиями.</text:p>
        </text:list-item>
      </text:list>
      <text:h text:style-name="P16" text:outline-level="3">4. <text:span text:style-name="Strong_20_Emphasis">DCL (Data Control Language)</text:span></text:h>
      <text:list xml:id="list1656167008345678999" text:style-name="L4">
        <text:list-item>
          <text:p text:style-name="P6"><text:span text:style-name="Strong_20_Emphasis">Описание:</text:span> Управление правами доступа и безопасностью данных.</text:p>
        </text:list-item>
        <text:list-item>
          <text:p text:style-name="P6"><text:span text:style-name="Strong_20_Emphasis">Основные команды:</text:span> <text:span text:style-name="Source_20_Text">GRANT</text:span>, <text:span text:style-name="Source_20_Text">REVOKE</text:span>.</text:p>
        </text:list-item>
        <text:list-item>
          <text:p text:style-name="P13"><text:span text:style-name="Strong_20_Emphasis">Функциональность:</text:span> Назначение и отзыв прав доступа к объектам базы данных.</text:p>
        </text:list-item>
      </text:list>
      <text:h text:style-name="P16" text:outline-level="3">5. <text:span text:style-name="Strong_20_Emphasis">TCL (Transaction Control Language)</text:span></text:h>
      <text:list xml:id="list6573427644557549424" text:style-name="L5">
        <text:list-item>
          <text:p text:style-name="P7"><text:span text:style-name="Strong_20_Emphasis">Описание:</text:span> Управление транзакциями в базе данных.</text:p>
        </text:list-item>
        <text:list-item>
          <text:p text:style-name="P7"><text:span text:style-name="Strong_20_Emphasis">Основные команды:</text:span> <text:span text:style-name="Source_20_Text">COMMIT</text:span>, <text:span text:style-name="Source_20_Text">ROLLBACK</text:span>, <text:span text:style-name="Source_20_Text">SAVEPOINT</text:span>.</text:p>
        </text:list-item>
        <text:list-item>
          <text:p text:style-name="P14"><text:span text:style-name="Strong_20_Emphasis">Функциональность:</text:span> Управление транзакциями для обеспечения целостности данных.</text:p>
        </text:list-item>
      </text:list>
      <text:h text:style-name="P16" text:outline-level="3">6. <text:span text:style-name="Strong_20_Emphasis">Функции и агрегатные операторы</text:span></text:h>
      <text:list xml:id="list1572680799917285998" text:style-name="L6">
        <text:list-item>
          <text:p text:style-name="P8"><text:span text:style-name="Strong_20_Emphasis">Описание:</text:span> Встроенные функции для выполнения различных операций над данными.</text:p>
        </text:list-item>
        <text:list-item>
          <text:p text:style-name="P8"><text:span text:style-name="Strong_20_Emphasis">Примеры:</text:span> <text:span text:style-name="Source_20_Text">SUM</text:span>, <text:span text:style-name="Source_20_Text">AVG</text:span>, <text:span text:style-name="Source_20_Text">COUNT</text:span>, <text:span text:style-name="Source_20_Text">MAX</text:span>, <text:span text:style-name="Source_20_Text">MIN</text:span>.</text:p>
        </text:list-item>
        <text:list-item>
          <text:p text:style-name="P15"><text:span text:style-name="Strong_20_Emphasis">Функциональность:</text:span> Выполнение агрегатных операций над данными, таких как суммирование, подсчёт, нахождение среднего значения.</text:p>
        </text:list-item>
      </text:list>
      <text:p text:style-name="P9"><text:soft-page-break/>Каждый из этих разделов SQL имеет свои собственные команды и функциональность, позволяющие управлять структурой данных, выполнение запросов и контролировать доступ к данным. Понимание этих основных тем поможет в работе с данными в базах данных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6S</meta:editing-duration>
    <meta:editing-cycles>3</meta:editing-cycles>
    <meta:generator>OpenOffice/4.1.14$Win32 OpenOffice.org_project/4114m1$Build-9811</meta:generator>
    <dc:date>2023-11-25T02:37:43.85</dc:date>
    <meta:document-statistic meta:table-count="0" meta:image-count="0" meta:object-count="0" meta:page-count="2" meta:paragraph-count="29" meta:word-count="258" meta:character-count="1837"/>
    <dc:creator>Dima Wide</dc:creator>
    <meta:user-defined meta:name="Info 1"/>
    <meta:user-defined meta:name="Info 2"/>
    <meta:user-defined meta:name="Info 3"/>
    <meta:user-defined meta:name="Info 4"/>
  </office:meta>
</office:document-meta>
</file>